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500000064399055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57a" officeooo:paragraph-rsid="000a257a"/>
    </style:style>
    <style:style style:name="T1" style:family="text">
      <style:text-properties officeooo:rsid="000c83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.432cm" svg:height="3.528cm" draw:z-index="0"><draw:image xlink:href="Pictures/100002010000004500000064399055A3.png" xlink:type="simple" xlink:show="embed" xlink:actuate="onLoad"/><svg:title>{{ image }}</svg:title></draw:frame>WebODT image test: {{ image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ažen Odobašić</meta:initial-creator>
    <meta:creation-date>2013-11-17T09:42:22.615675748</meta:creation-date>
    <dc:date>2013-11-17T09:44:49.454478388</dc:date>
    <dc:creator>Dražen Odobašić</dc:creator>
    <meta:editing-duration>PT20S</meta:editing-duration>
    <meta:editing-cycles>2</meta:editing-cycles>
    <meta:generator>LibreOffice/4.1.3.2$Linux_X86_64 LibreOffice_project/410m0$Build-2</meta:generator>
    <meta:document-statistic meta:table-count="0" meta:image-count="1" meta:object-count="0" meta:page-count="1" meta:paragraph-count="1" meta:word-count="6" meta:character-count="30" meta:non-whitespace-character-count="25"/>
  </office:meta>
</office:document-meta>
</file>